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9f16" officeooo:paragraph-rsid="00119f16"/>
    </style:style>
    <style:style style:name="P2" style:family="paragraph" style:parent-style-name="Standard">
      <style:text-properties officeooo:rsid="0012693d" officeooo:paragraph-rsid="0012693d"/>
    </style:style>
    <style:style style:name="P3" style:family="paragraph" style:parent-style-name="Standard">
      <style:text-properties fo:font-weight="bold" officeooo:rsid="00119f16" officeooo:paragraph-rsid="00119f16" style:font-weight-asian="bold" style:font-weight-complex="bold"/>
    </style:style>
    <style:style style:name="P4" style:family="paragraph" style:parent-style-name="Standard">
      <style:text-properties fo:font-weight="bold" officeooo:rsid="0014949a" officeooo:paragraph-rsid="0014949a" style:font-weight-asian="bold" style:font-weight-complex="bold"/>
    </style:style>
    <style:style style:name="T1" style:family="text">
      <style:text-properties officeooo:rsid="0012693d"/>
    </style:style>
    <style:style style:name="T2" style:family="text">
      <style:text-properties officeooo:rsid="00135d8a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frame draw:style-name="fr1" draw:name="Object1" text:anchor-type="paragraph" svg:width="3.2402in" svg:height="1.042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Option A</text:p>
      <text:p text:style-name="P3">Weather Forecast and Historical conditions</text:p>
      <text:p text:style-name="P1">The application would serve to deliver accurate weather information of an area to a user, based on a selection of a city, geographical coordinates or auto location sensing. Information delivered will include the weather condition, temperature, wind speed, humidity, cloud levels and general temperature feel.</text:p>
      <text:p text:style-name="P1">It will deliver both real time and ten day forecasts. Historical weather data for an area can also be requested, dating back to the start of 2015.</text:p>
      <text:p text:style-name="P1">A user will also be able to set critical point reminders that notify him/her when a certain weather condition is expected in an area.</text:p>
      <text:p text:style-name="P1">This application will require <text:span text:style-name="T2">internet</text:span> access to operate effectively.</text:p>
      <text:p text:style-name="P1"/>
      <text:p text:style-name="P4">Option B</text:p>
      <text:p text:style-name="P3">Real Estat<text:span text:style-name="T1">e management assistant</text:span></text:p>
      <text:p text:style-name="P2">The application will serve to securely store critical information about an individual’s assets and is specifically targeted at property owners that rent/lease out their assets.</text:p>
      <text:p text:style-name="P2">It will keep track of specific tenant information, payment schedules and maintenance information.</text:p>
      <text:p text:style-name="P2">It will also keep information related to each asset. The user will be able to set up notification schedules in order to be notified if for example rent is due on a property.</text:p>
      <text:p text:style-name="P2">One will also be able to generate payment receipts and automatically email them to the respective tenants.</text:p>
      <text:p text:style-name="P2">This application is born from the current paper based record systems employed by the majority of Ugandans today that are both insecure and inefficient.</text:p>
      <text:p text:style-name="P2">This is a fully off line application with the possibility of including a cloud backup op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5T23:24:45.368525557</meta:creation-date>
    <dc:date>2017-07-05T23:53:34.518979110</dc:date>
    <meta:editing-duration>PT18M6S</meta:editing-duration>
    <meta:editing-cycles>4</meta:editing-cycles>
    <meta:generator>LibreOffice/5.1.6.2$Linux_X86_64 LibreOffice_project/10m0$Build-2</meta:generator>
    <meta:document-statistic meta:table-count="0" meta:image-count="0" meta:object-count="1" meta:page-count="1" meta:paragraph-count="14" meta:word-count="246" meta:character-count="1542" meta:non-whitespace-character-count="13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.76pt"/>
    </style:style>
    <style:style style:name="co3" style:family="table-column">
      <style:table-column-properties fo:break-before="auto" style:column-width="202.5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style:text-position="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9">
          <table:table-cell table:number-columns-repeated="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Group 4</text:p>
          </table:table-cell>
          <table:covered-table-cell table:style-name="ce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Kagame Stevenluc</text:p>
          </table:table-cell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ukyamuzi Benon</text:p>
          </table:table-cell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Karuhanga Lincoln</text:p>
          </table:table-cell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Oluma Roderick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0/00/0000</text:date>, <text:time style:data-style-name="N2" text:time-value="23:53:25.8034454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